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hit-every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07T19:06:00.483861133</dc:date>
    <meta:editing-duration>PT7H34M7S</meta:editing-duration>
    <meta:editing-cycles>39</meta:editing-cycles>
    <meta:generator>LibreOffice/7.3.7.2$Linux_X86_64 LibreOffice_project/30$Build-2</meta:generator>
    <meta:document-statistic meta:table-count="1" meta:cell-count="2328" meta:object-count="0"/>
  </office:meta>
</office:document-meta>
</file>